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11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xrgb0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rgb888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xrgb0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krgb0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argb155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rgb888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krgb0888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argb8888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nk_video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5"/>
          <table:table-cell office:value-type="string" calcext:value-type="string">
            <text:p><text:s/>&gt;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_OL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 table:style-name="Default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ISP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 table:style-name="Default"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 table:style-name="Default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ISP_LIM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limit_address</text:p>
          </table:table-cell>
          <table:table-cell table:style-name="Default"/>
          <table:table-cell office:value-type="string" calcext:value-type="string">
            <text:p>0xfffffc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NEXT_OPB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style-name="Default"/>
          <table:table-cell table:style-name="ce11"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ITP_CURREN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tile_y_num</text:p>
          </table:table-cell>
          <table:table-cell table:style-name="Default"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GLOB_TILE_CLI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tile_x_num</text:p>
          </table:table-cell>
          <table:table-cell table:style-name="Default"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creasing_addresse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pb_m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reasing_addresse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pt_opb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m_opb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t_opb</text:p>
          </table:table-cell>
          <table:table-cell office:value-type="string" calcext:value-type="string">
            <text:p>9-8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m_opb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no_lis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8x4by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16x4by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ALLOC_CTRL</text:p>
          </table:table-cell>
          <table:table-cell office:value-type="string" calcext:value-type="string">
            <text:p>o_opb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2x4byt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LIST_IN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ini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YUV_TEX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 table:style-name="Default"/>
          <table:table-cell office:value-type="string" calcext:value-type="string">
            <text:p>0xfffff8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for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v42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e_textur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 office:value-type="string" calcext:value-type="string">
            <text:p>yuv_te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ple_texture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yuv_v_size</text:p>
          </table:table-cell>
          <table:table-cell table:style-name="Default"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A_YUV_TEX_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yuv_u_size</text:p>
          </table:table-cell>
          <table:table-cell table:style-name="Default"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YUV_TEX_C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yuv_num</text:p>
          </table:table-cell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LIST_CO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ist_con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NEXT_OPB_INIT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address</text:p>
          </table:table-cell>
          <table:table-cell table:style-name="Default"/>
          <table:table-cell office:value-type="string" calcext:value-type="string">
            <text:p>0xffffe0</text:p>
          </table:table-cell>
          <table:table-cell office:value-type="string" calcext:value-type="string">
            <text:p>in 32-byte unit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try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rite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riangle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triangles_quads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23-2</text:p>
          </table:table-cell>
          <table:table-cell office:value-type="string" calcext:value-type="string">
            <text:p>pointer_address</text:p>
          </table:table-cell>
          <table:table-cell table:style-name="Default"/>
          <table:table-cell table:number-columns-repeated="16379"/>
        </table:table-row>
        <table:table-row table:style-name="ro1">
          <table:table-cell office:value-type="string" calcext:value-type="string">
            <text:p>TA_OL_POINTERS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skip</text:p>
          </table:table-cell>
          <table:table-cell table:style-name="Default"/>
          <table:table-cell table:number-columns-repeated="16379"/>
        </table:table-row>
        <table:table-row table:style-name="ro1" table:number-rows-repeated="10482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23:11:14.096323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1-30T21:24:02.112853182</meta:creation-date>
    <meta:generator>LibreOffice/25.2.4.3$Linux_X86_64 LibreOffice_project/520$Build-3</meta:generator>
    <dc:date>2025-08-23T23:16:19.753082443</dc:date>
    <meta:editing-duration>P1DT16H44M50S</meta:editing-duration>
    <meta:editing-cycles>24</meta:editing-cycles>
    <meta:document-statistic meta:table-count="1" meta:cell-count="1124" meta:object-count="0"/>
  </office:meta>
</office:document-meta>
</file>